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0.35mm solid #000000" fo:border-bottom="0.35mm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0.35mm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0.35mm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0.35mm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List_20_1_20_Start" style:list-style-name="List_20_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Default_5f_ntt">
      <style:text-properties fo:language="en" fo:country="US" fo:font-style="normal" style:font-style-asian="normal" style:font-style-complex="normal"/>
    </style:style>
    <style:style style:name="P9" style:family="paragraph" style:parent-style-name="Heading_20_2" style:master-page-name="First_20_Page">
      <style:paragraph-properties style:page-number="auto"/>
    </style:style>
    <style:style style:name="P10" style:family="paragraph" style:parent-style-name="List_20_1_20_Start" style:list-style-name="List_20_1"/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tracked-changes>
        <text:changed-region xml:id="ct139833123967368" text:id="ct139833123967368">
          <text:insertion>
            <office:change-info>
              <dc:creator>Denis Kotlar</dc:creator>
              <dc:date>2016-12-20T09:41:00</dc:date>
            </office:change-info>
          </text:insertion>
        </text:changed-region>
        <text:changed-region xml:id="ct139833266671640" text:id="ct139833266671640">
          <text:deletion>
            <office:change-info>
              <dc:creator>Denis Kotlar</dc:creator>
              <dc:date>2016-12-20T09:41:00</dc:date>
            </office:change-info>
            <text:list xml:id="list3709881407357252638" text:style-name="List_20_1">
              <text:list-item>
                <text:p text:style-name="P1"/>
              </text:list-item>
              <text:list-item>
                <text:p text:style-name="P1">MAIN – temperature sensor connected to Arduino Shield board (can be used to monitor e.g. power transformer temperature)</text:p>
              </text:list-item>
              <text:list-item>
                <text:p text:style-name="P1"/>
              </text:list-item>
            </text:list>
          </text:deletion>
        </text:changed-region>
        <text:changed-region xml:id="ct139833123966984" text:id="ct139833123966984">
          <text:deletion>
            <office:change-info>
              <dc:creator>Denis Kotlar</dc:creator>
              <dc:date>2016-12-20T09:41:00</dc:date>
            </office:change-info>
            <text:p text:style-name="note">AUX and </text:p>
          </text:deletion>
        </text:changed-region>
        <text:changed-region xml:id="ct139833282387728" text:id="ct139833282387728">
          <text:deletion>
            <office:change-info>
              <dc:creator>Denis Kotlar</dc:creator>
              <dc:date>2016-12-20T09:42:00</dc:date>
            </office:change-info>
            <text:p text:style-name="note">s</text:p>
          </text:deletion>
        </text:changed-region>
        <text:changed-region xml:id="ct139833282387536" text:id="ct139833282387536">
          <text:deletion>
            <office:change-info>
              <dc:creator>Denis Kotlar</dc:creator>
              <dc:date>2016-12-20T09:42:00</dc:date>
            </office:change-info>
            <text:p text:style-name="note">are</text:p>
          </text:deletion>
        </text:changed-region>
        <text:changed-region xml:id="ct139833120901784" text:id="ct139833120901784">
          <text:insertion>
            <office:change-info>
              <dc:creator>Denis Kotlar</dc:creator>
              <dc:date>2017-06-17T15:04:00</dc:date>
            </office:change-info>
          </text:insertion>
        </text:changed-region>
        <text:changed-region xml:id="ct139833266673560" text:id="ct139833266673560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39833282387344" text:id="ct139833282387344">
          <text:deletion>
            <office:change-info>
              <dc:creator>Denis Kotlar</dc:creator>
              <dc:date>2017-06-16T13:49:00</dc:date>
            </office:change-info>
            <text:p text:style-name="note">still </text:p>
          </text:deletion>
        </text:changed-region>
        <text:changed-region xml:id="ct139833266672792" text:id="ct139833266672792">
          <text:deletion>
            <office:change-info>
              <dc:creator>Denis Kotlar</dc:creator>
              <dc:date>2017-06-16T13:49:00</dc:date>
            </office:change-info>
            <text:p text:style-name="note">.</text:p>
          </text:deletion>
        </text:changed-region>
        <text:changed-region xml:id="ct139833282387152" text:id="ct139833282387152">
          <text:deletion>
            <office:change-info>
              <dc:creator>Denis Kotlar</dc:creator>
              <dc:date>2016-12-20T09:42:00</dc:date>
            </office:change-info>
            <text:p text:style-name="note">2</text:p>
          </text:deletion>
        </text:changed-region>
        <text:changed-region xml:id="ct139833266673176" text:id="ct139833266673176">
          <text:deletion>
            <office:change-info>
              <dc:creator>Denis Kotlar</dc:creator>
              <dc:date>2017-06-16T13:49:00</dc:date>
            </office:change-info>
            <text:p text:style-name="note">supported in the Firmware M</text:p>
          </text:deletion>
        </text:changed-region>
        <text:changed-region xml:id="ct139833282386960" text:id="ct139833282386960">
          <text:insertion>
            <office:change-info>
              <dc:creator>Denis Kotlar</dc:creator>
              <dc:date>2017-06-16T13:49:00</dc:date>
            </office:change-info>
          </text:insertion>
        </text:changed-region>
        <text:changed-region xml:id="ct139833266672408" text:id="ct139833266672408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139833282386768" text:id="ct139833282386768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39833282386576" text:id="ct139833282386576">
          <text:deletion>
            <office:change-info>
              <dc:creator>Denis Kotlar</dc:creator>
              <dc:date>2016-12-20T09:42:00</dc:date>
            </office:change-info>
            <text:p text:style-name="P2">IN</text:p>
          </text:deletion>
        </text:changed-region>
        <text:changed-region xml:id="ct139833282386192" text:id="ct139833282386192">
          <text:deletion>
            <office:change-info>
              <dc:creator>Denis Kotlar</dc:creator>
              <dc:date>2016-12-20T09:42:00</dc:date>
            </office:change-info>
            <text:p text:style-name="P2">AUX|</text:p>
          </text:deletion>
        </text:changed-region>
        <text:changed-region xml:id="ct139833123968328" text:id="ct139833123968328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139833266675288" text:id="ct139833266675288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39833266675096" text:id="ct139833266675096">
          <text:deletion>
            <office:change-info>
              <dc:creator>Denis Kotlar</dc:creator>
              <dc:date>2016-12-20T09:42:00</dc:date>
            </office:change-info>
            <text:p text:style-name="P2">IN</text:p>
          </text:deletion>
        </text:changed-region>
        <text:changed-region xml:id="ct139833266674904" text:id="ct139833266674904">
          <text:deletion>
            <office:change-info>
              <dc:creator>Denis Kotlar</dc:creator>
              <dc:date>2016-12-20T09:42:00</dc:date>
            </office:change-info>
            <text:p text:style-name="cmd_5f_code">MAIN</text:p>
          </text:deletion>
        </text:changed-region>
        <text:changed-region xml:id="ct139833266674712" text:id="ct139833266674712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39833266674520" text:id="ct139833266674520">
          <text:insertion>
            <office:change-info>
              <dc:creator>Denis Kotlar</dc:creator>
              <dc:date>2016-12-15T10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68048510875864350" text:style-name="Outline">
        <text:list-item>
          <text:list>
            <text:list-item>
              <text:h text:style-name="P9" text:outline-level="2"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6248537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4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4">Description</text:p>
          </table:table-cell>
          <table:table-cell table:style-name="Table73.A1" table:number-columns-spanned="4" office:value-type="string">
            <text:p text:style-name="P5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4">Parameters</text:p>
          </table:table-cell>
          <table:table-cell table:style-name="Table73.B3" office:value-type="string">
            <text:p text:style-name="P6">Name</text:p>
          </table:table-cell>
          <table:table-cell table:style-name="Table73.B3" office:value-type="string">
            <text:p text:style-name="P6">Type</text:p>
          </table:table-cell>
          <table:table-cell table:style-name="Table73.B3" office:value-type="string">
            <text:p text:style-name="P6">Range</text:p>
          </table:table-cell>
          <table:table-cell table:style-name="Table73.B3" office:value-type="string">
            <text:p text:style-name="P6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2">Discrete</text:p>
          </table:table-cell>
          <table:table-cell table:style-name="Table73.A1" office:value-type="string">
            <text:p text:style-name="P2">CH1|CH2</text:p>
          </table:table-cell>
          <table:table-cell table:style-name="Table73.A1" office:value-type="string">
            <text:p text:style-name="P2">–</text:p>
          </table:table-cell>
        </table:table-row>
        <table:table-row>
          <table:table-cell table:style-name="Table73.A1" office:value-type="string">
            <text:p text:style-name="P8">Return</text:p>
          </table:table-cell>
          <table:table-cell table:style-name="Table73.A1" table:number-columns-spanned="4" office:value-type="string">
            <text:p text:style-name="P5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7">Related Commands</text:p>
          </table:table-cell>
          <table:table-cell table:style-name="Table73.A1" table:number-columns-spanned="4" office:value-type="string">
            <text:p text:style-name="P5">INSTrument:COUPle:TRACking</text:p>
          </table:table-cell>
          <table:covered-table-cell/>
          <table:covered-table-cell/>
          <table:covered-table-cell/>
        </table:table-row>
      </table:table>
      <text:list xml:id="list52258169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4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4">Description</text:p>
          </table:table-cell>
          <table:table-cell table:style-name="Table75.A1" table:number-columns-spanned="4" office:value-type="string">
            <text:p text:style-name="P5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4">Parameters</text:p>
          </table:table-cell>
          <table:table-cell table:style-name="Table75.B3" office:value-type="string">
            <text:p text:style-name="P6">Name</text:p>
          </table:table-cell>
          <table:table-cell table:style-name="Table75.B3" office:value-type="string">
            <text:p text:style-name="P6">Type</text:p>
          </table:table-cell>
          <table:table-cell table:style-name="Table75.B3" office:value-type="string">
            <text:p text:style-name="P6">Range</text:p>
          </table:table-cell>
          <table:table-cell table:style-name="Table75.B3" office:value-type="string">
            <text:p text:style-name="P6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2">Discrete</text:p>
          </table:table-cell>
          <table:table-cell table:style-name="Table75.A1" office:value-type="string">
            <text:p text:style-name="P2">CH1|CH2</text:p>
          </table:table-cell>
          <table:table-cell table:style-name="Table75.A1" office:value-type="string">
            <text:p text:style-name="P2">n/a</text:p>
          </table:table-cell>
        </table:table-row>
        <table:table-row>
          <table:table-cell table:style-name="Table75.A1" office:value-type="string">
            <text:p text:style-name="P8">Return</text:p>
          </table:table-cell>
          <table:table-cell table:style-name="Table75.A1" table:number-columns-spanned="4" office:value-type="string">
            <text:p text:style-name="P5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7">Related Commands</text:p>
          </table:table-cell>
          <table:table-cell table:style-name="Table75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list xml:id="list129697774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4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4">Description</text:p>
          </table:table-cell>
          <table:table-cell table:style-name="Table122.A1" table:number-columns-spanned="4" office:value-type="string">
            <text:p text:style-name="Standard">Query the temperature measured using the specified temperature sensors as follows:<text:change-start text:change-id="ct139833123967368"/></text:p>
            <text:list xml:id="list478814952" text:continue-list="list3709881407357252638" text:style-name="List_20_1">
              <text:list-item>
                <text:p text:style-name="List_20_1_20_Start"><text:change-end text:change-id="ct139833123967368"/><text:change text:change-id="ct139833266671640"/>AUX – auxiliary temperature sensor connected to Arduino Shield board (can be used to monitor e.g. “ambient” or chassis temperature)</text:p>
              </text:list-item>
              <text:list-item>
                <text:p text:style-name="List_20_1">CH1, CH2 <text:s/>– temperature sensor connected to channel power board used to regulate fan speed (if installed)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during the charging cycle)</text:p>
              </text:list-item>
            </text:list>
            <text:p text:style-name="Standard">All installed sensors are periodically tested. When sensor does not passed the test, programmed output current is automatically limited to value defined with <text:span text:style-name="backtick">ERR_MAX_CURRENT</text:span> constant (<text:span text:style-name="backtick">conf_advanced.h</text:span>). If load that draws more current then <text:span text:style-name="backtick">ERR_MAX_CURRENT</text:span> value output current will be set to zero.</text:p>
            <text:p text:style-name="Standard"/>
            <text:p text:style-name="note"><text:change text:change-id="ct139833123966984"/>BATT sensor<text:change text:change-id="ct139833282387728"/> <text:change text:change-id="ct139833282387536"/><text:change-start text:change-id="ct139833120901784"/>support <text:change-end text:change-id="ct139833120901784"/><text:change-start text:change-id="ct139833266673560"/>is<text:change-end text:change-id="ct139833266673560"/> <text:change text:change-id="ct139833282387344"/>not <text:change text:change-id="ct139833266672792"/><text:change text:change-id="ct139833282387152"/><text:change text:change-id="ct139833266673176"/><text:change-start text:change-id="ct139833282386960"/>implemented yet.<text:change-end text:change-id="ct139833282386960"/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4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4">Parameters</text:p>
          </table:table-cell>
          <table:table-cell table:style-name="Table122.B4" office:value-type="string">
            <text:p text:style-name="P6">Name</text:p>
          </table:table-cell>
          <table:table-cell table:style-name="Table122.B4" office:value-type="string">
            <text:p text:style-name="P6">Type</text:p>
          </table:table-cell>
          <table:table-cell table:style-name="Table122.B4" office:value-type="string">
            <text:p text:style-name="P6">Range</text:p>
          </table:table-cell>
          <table:table-cell table:style-name="Table122.B4" office:value-type="string">
            <text:p text:style-name="P6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2">Discrete</text:p>
          </table:table-cell>
          <table:table-cell table:style-name="Table122.A1" office:value-type="string">
            <text:p text:style-name="P2">{[<text:change text:change-id="ct139833266672408"/>A<text:change-start text:change-id="ct139833282386768"/>UX<text:change-end text:change-id="ct139833282386768"/><text:change text:change-id="ct139833282386576"/>]|<text:change text:change-id="ct139833282386192"/>CH1|CH2|BATT}</text:p>
          </table:table-cell>
          <table:table-cell table:style-name="Table122.A1" office:value-type="string">
            <text:p text:style-name="P2"><text:change text:change-id="ct139833123968328"/>A<text:change-start text:change-id="ct139833266675288"/>UX<text:change-end text:change-id="ct139833266675288"/><text:change text:change-id="ct139833266675096"/></text:p>
          </table:table-cell>
        </table:table-row>
        <table:table-row>
          <table:table-cell table:style-name="Table122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<text:change text:change-id="ct139833266674904"/><text:change-start text:change-id="ct139833266674712"/>AUX<text:change-end text:change-id="ct139833266674712"/>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7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-241,"Option not installed"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7">Related Commands</text:p>
          </table:table-cell>
          <table:table-cell table:style-name="Table122.A1" table:number-columns-spanned="4" office:value-type="string">
            <text:p text:style-name="P4">DIAGnostic[:INFOrmation]:FAN?</text:p>
            <text:p text:style-name="P4">SYSTem:CPU:OPTion?</text:p>
            <text:p text:style-name="P4">SYSTem:TEMPerature:PROTection[:HIGH][:LEVel]</text:p>
            <text:p text:style-name="P4">SYSTem:TEMPerature:PROTection[:HIGH]:DELay[:TIME]</text:p>
            <text:p text:style-name="P4">SYSTem:TEMPerature:PROTection[:HIGH]:STATe</text:p>
            <text:p text:style-name="P4">SYSTem:TEMPerature:PROTection[:HIGH]:TRIPped?</text:p>
          </table:table-cell>
          <table:covered-table-cell/>
          <table:covered-table-cell/>
          <table:covered-table-cell/>
        </table:table-row>
      </table:table>
      <text:list xml:id="list239611190" text:continue-list="list1296977745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4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4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4">Parameters</text:p>
          </table:table-cell>
          <table:table-cell table:style-name="Table74.B3" office:value-type="string">
            <text:p text:style-name="P6">Name</text:p>
          </table:table-cell>
          <table:table-cell table:style-name="Table74.B3" office:value-type="string">
            <text:p text:style-name="P6">Type</text:p>
          </table:table-cell>
          <table:table-cell table:style-name="Table74.B3" office:value-type="string">
            <text:p text:style-name="P6">Range</text:p>
          </table:table-cell>
          <table:table-cell table:style-name="Table74.B3" office:value-type="string">
            <text:p text:style-name="P6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2">Discrete</text:p>
          </table:table-cell>
          <table:table-cell table:style-name="Table74.A1" office:value-type="string">
            <text:p text:style-name="P2">CH1|CH2</text:p>
          </table:table-cell>
          <table:table-cell table:style-name="Table74.A1" office:value-type="string">
            <text:p text:style-name="P2">n/a</text:p>
          </table:table-cell>
        </table:table-row>
        <table:table-row>
          <table:table-cell table:style-name="Table74.A1" office:value-type="string">
            <text:p text:style-name="P8">Return</text:p>
          </table:table-cell>
          <table:table-cell table:style-name="Table74.A1" table:number-columns-spanned="4" office:value-type="string">
            <text:p text:style-name="P5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7">Related Commands</text:p>
          </table:table-cell>
          <table:table-cell table:style-name="Table74.A1" table:number-columns-spanned="4" office:value-type="string">
            <text:p text:style-name="P5"><text:change-start text:change-id="ct139833266674520"/>INSTrument:COUPle:TRACking<text:change-end text:change-id="ct139833266674520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8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5.8. MEASure</dc:title>
    <meta:document-statistic meta:table-count="5" meta:image-count="0" meta:object-count="0" meta:page-count="2" meta:paragraph-count="138" meta:word-count="508" meta:character-count="3807"/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